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Frame.resolve( OPartnerLink partner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rame.resolve( OScope . CorrelationSet c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Frame.resolve( OScope . Variable vari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opeFrame.find( OScope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Frame.getFaul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peFrame.fillEventInfo( Scope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opeFrame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copeFrame.ScopeFrame( OScope scopeDef , Long scopeInstanceId , ScopeFrame parent , Set &lt; CompensationHandler &gt; visibleCompensation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Frame.ScopeFrame( OScope scopeDef , Long scopeInstanceId , ScopeFrame parent , Set &lt; CompensationHandler &gt; visibleCompensationHandlers , FaultData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